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80000020D19FC76A6AFCE4D75.png" manifest:media-type="image/png"/>
  <manifest:file-entry manifest:full-path="Pictures/100002010000035C000001A5E87EDC3ADDD810D3.png" manifest:media-type="image/png"/>
  <manifest:file-entry manifest:full-path="Pictures/10000000000003E800000242E6E1895F3E7F2D1D.jpg" manifest:media-type="image/jpeg"/>
  <manifest:file-entry manifest:full-path="Pictures/10000201000002C7000002304FAAA394AA6FAE4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81cm" svg:stroke-color="#f10d0c" draw:marker-start="" draw:marker-start-width="0.321cm" draw:marker-end="Circle" draw:marker-end-width="0.321cm" draw:fill="solid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svg:stroke-color="#000000" draw:marker-start="" draw:marker-start-width="0.321cm" draw:marker-end="Circle" draw:marker-end-width="0.321cm" draw:fill="solid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6" style:family="graphic" style:parent-style-name="objectwithoutfill">
      <style:graphic-properties svg:stroke-width="0.081cm" svg:stroke-color="#f10d0c" draw:marker-start="Circle" draw:marker-start-width="0.321cm" draw:marker-end="" draw:marker-end-width="0.321cm" draw:fill="solid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f10d0c" draw:marker-start="Circle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212cm" svg:stroke-color="#ffffff" draw:marker-start="Circle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9" style:family="graphic" style:parent-style-name="objectwithoutfill">
      <style:graphic-properties svg:stroke-width="0.212cm" svg:stroke-color="#ffffff" draw:marker-start-width="0.518cm" draw:marker-end="Circle" draw:marker-end-width="0.518cm" draw:fill="solid" draw:textarea-vertical-align="middle" fo:padding-top="0.231cm" fo:padding-bottom="0.231cm" fo:padding-left="0.356cm" fo:padding-right="0.356cm"/>
    </style:style>
    <style:style style:name="gr10" style:family="graphic" style:parent-style-name="objectwithoutfill">
      <style:graphic-properties svg:stroke-width="0.081cm" svg:stroke-color="#000000" draw:marker-start="Circle" draw:marker-start-width="0.321cm" draw:marker-end="" draw:marker-end-width="0.321cm" draw:fill="solid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svg:stroke-color="#000000" draw:marker-start="Circle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draw:marker-start="" draw:marker-start-width="0.321cm" draw:marker-end="Circle" draw:marker-end-width="0.321cm" draw:fill="solid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81cm" draw:marker-start="Circle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4" style:family="graphic" style:parent-style-name="objectwithoutfill">
      <style:graphic-properties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6" style:family="graphic" style:parent-style-name="objectwithoutfill">
      <style:graphic-properties svg:stroke-width="0.159cm" svg:stroke-color="#ff5429" draw:marker-start="Circle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17" style:family="graphic" style:parent-style-name="objectwithoutfill">
      <style:graphic-properties svg:stroke-width="0.159cm" svg:stroke-color="#ff5429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18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9" style:family="graphic" style:parent-style-name="objectwithoutfill">
      <style:graphic-properties svg:stroke-width="0.081cm" draw:marker-start-width="0.321cm" draw:marker-end="Circle" draw:marker-end-width="0.321cm" draw:fill="solid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f10d0c" loext:opacity="100%" fo:font-weight="bold" style:font-weight-asian="bold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style:use-window-font-color="true" loext:opacity="0%" fo:font-weight="bold" style:font-weight-asian="bold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color="#ff5429" loext:opacity="100%" fo:font-weight="bold" style:font-weight-asian="bold" style:font-weight-complex="bold"/>
    </style:style>
    <style:style style:name="T1" style:family="text">
      <style:text-properties fo:color="#f10d0c" loext:opacity="100%" fo:font-weight="bold" style:font-weight-asian="bold" style:font-weight-complex="bold"/>
    </style:style>
    <style:style style:name="T2" style:family="text">
      <style:text-properties style:use-window-font-color="true" loext:opacity="0%" fo:font-weight="bold" style:font-weight-asian="bold" style:font-weight-complex="bold"/>
    </style:style>
    <style:style style:name="T3" style:family="text">
      <style:text-properties fo:color="#ff5429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2" draw:layer="layout" svg:width="9.682cm" svg:height="7.626cm" draw:transform="rotate (-1.5707963267949) translate (30.8cm 7.4cm)">
          <draw:image xlink:href="Pictures/10000201000002C7000002304FAAA394AA6FAE44.png" xlink:type="simple" xlink:show="embed" xlink:actuate="onLoad" draw:mime-type="image/png">
            <text:p text:style-name="P1">9</text:p>
          </draw:image>
        </draw:frame>
        <draw:frame draw:style-name="gr2" draw:text-style-name="P3" draw:layer="layout" svg:width="28.121cm" svg:height="16.254cm" draw:transform="rotate (1.5707963267949) translate (4.3cm 34.7cm)">
          <draw:image xlink:href="Pictures/10000000000003E800000242E6E1895F3E7F2D1D.jpg" xlink:type="simple" xlink:show="embed" xlink:actuate="onLoad" draw:mime-type="image/jpeg">
            <text:p/>
          </draw:image>
        </draw:frame>
        <draw:frame draw:style-name="gr2" draw:text-style-name="P3" draw:layer="layout" svg:width="11.237cm" svg:height="5.5cm" draw:transform="rotate (1.5707963267949) translate (36.8cm 17.637cm)">
          <draw:image xlink:href="Pictures/100002010000035C000001A5E87EDC3ADDD810D3.png" xlink:type="simple" xlink:show="embed" xlink:actuate="onLoad" draw:mime-type="image/png">
            <text:p/>
          </draw:image>
        </draw:frame>
        <draw:line draw:style-name="gr3" draw:text-style-name="P4" draw:layer="layout" svg:x1="32.7cm" svg:y1="11cm" svg:x2="32.7cm" svg:y2="18.7cm">
          <text:p/>
        </draw:line>
        <draw:line draw:style-name="gr4" draw:text-style-name="P4" draw:layer="layout" svg:x1="31.7cm" svg:y1="12.1cm" svg:x2="31.7cm" svg:y2="19.3cm">
          <text:p/>
        </draw:line>
        <draw:frame draw:style-name="gr5" draw:text-style-name="P5" draw:layer="layout" svg:width="1.8cm" svg:height="1.1cm" svg:x="20cm" svg:y="17.7cm">
          <draw:text-box>
            <text:p><text:span text:style-name="T1">+5В</text:span></text:p>
          </draw:text-box>
        </draw:frame>
        <draw:line draw:style-name="gr6" draw:text-style-name="P4" draw:layer="layout" svg:x1="18.8cm" svg:y1="18.6cm" svg:x2="38.8cm" svg:y2="18.6cm">
          <text:p/>
        </draw:line>
        <draw:line draw:style-name="gr7" draw:text-style-name="P4" draw:layer="layout" svg:x1="38.8cm" svg:y1="16.979cm" svg:x2="38.8cm" svg:y2="18.6cm">
          <text:p/>
        </draw:line>
        <draw:line draw:style-name="gr8" draw:text-style-name="P4" draw:layer="layout" svg:x1="21.9cm" svg:y1="19.4cm" svg:x2="26.9cm" svg:y2="19.4cm">
          <text:p/>
        </draw:line>
        <draw:line draw:style-name="gr9" draw:text-style-name="P4" draw:layer="layout" svg:x1="22cm" svg:y1="19.1cm" svg:x2="18.7cm" svg:y2="19.1cm">
          <text:p/>
        </draw:line>
        <draw:line draw:style-name="gr10" draw:text-style-name="P4" draw:layer="layout" svg:x1="18.8cm" svg:y1="19.1cm" svg:x2="39.2cm" svg:y2="19.1cm">
          <text:p/>
        </draw:line>
        <draw:line draw:style-name="gr11" draw:text-style-name="P4" draw:layer="layout" svg:x1="39.2cm" svg:y1="17cm" svg:x2="39.191cm" svg:y2="19.1cm">
          <text:p/>
        </draw:line>
        <draw:line draw:style-name="gr12" draw:text-style-name="P4" draw:layer="layout" svg:x1="29.2cm" svg:y1="5.7cm" svg:x2="29.2cm" svg:y2="8.1cm">
          <text:p/>
        </draw:line>
        <draw:line draw:style-name="gr13" draw:text-style-name="P4" draw:layer="layout" svg:x1="39.6cm" svg:y1="17cm" svg:x2="39.6cm" svg:y2="17.7cm">
          <text:p/>
        </draw:line>
        <draw:line draw:style-name="gr14" draw:text-style-name="P4" draw:layer="layout" svg:x1="39.6cm" svg:y1="17.7cm" svg:x2="35.3cm" svg:y2="17.7cm">
          <text:p/>
        </draw:line>
        <draw:line draw:style-name="gr13" draw:text-style-name="P4" draw:layer="layout" svg:x1="28.1cm" svg:y1="8.1cm" svg:x2="28.1cm" svg:y2="6.2cm">
          <text:p/>
        </draw:line>
        <draw:line draw:style-name="gr14" draw:text-style-name="P4" draw:layer="layout" svg:x1="28.1cm" svg:y1="6.2cm" svg:x2="35.3cm" svg:y2="6.2cm">
          <text:p/>
        </draw:line>
        <draw:line draw:style-name="gr14" draw:text-style-name="P4" draw:layer="layout" svg:x1="35.3cm" svg:y1="17.7cm" svg:x2="35.3cm" svg:y2="6.2cm">
          <text:p/>
        </draw:line>
        <draw:line draw:style-name="gr13" draw:text-style-name="P4" draw:layer="layout" svg:x1="27cm" svg:y1="8.08cm" svg:x2="27cm" svg:y2="7cm">
          <text:p/>
        </draw:line>
        <draw:line draw:style-name="gr14" draw:text-style-name="P4" draw:layer="layout" svg:x1="27cm" svg:y1="7cm" svg:x2="33.8cm" svg:y2="7cm">
          <text:p/>
        </draw:line>
        <draw:line draw:style-name="gr14" draw:text-style-name="P4" draw:layer="layout" svg:x1="33.8cm" svg:y1="18.2cm" svg:x2="33.8cm" svg:y2="7cm">
          <text:p/>
        </draw:line>
        <draw:line draw:style-name="gr14" draw:text-style-name="P4" draw:layer="layout" svg:x1="40cm" svg:y1="18.2cm" svg:x2="33.8cm" svg:y2="18.2cm">
          <text:p/>
        </draw:line>
        <draw:line draw:style-name="gr13" draw:text-style-name="P4" draw:layer="layout" svg:x1="40cm" svg:y1="17.021cm" svg:x2="40cm" svg:y2="18.2cm">
          <text:p/>
        </draw:line>
        <draw:frame draw:style-name="gr15" draw:text-style-name="P6" draw:layer="layout" svg:width="4.5cm" svg:height="0.962cm" draw:transform="rotate (-1.5707963267949) translate (36.2cm 9.8cm)">
          <draw:text-box>
            <text:p><text:span text:style-name="T2">Zero Cross</text:span></text:p>
          </draw:text-box>
        </draw:frame>
        <draw:frame draw:style-name="gr15" draw:text-style-name="P6" draw:layer="layout" svg:width="2.2cm" svg:height="0.962cm" svg:x="31.2cm" svg:y="6.9cm">
          <draw:text-box>
            <text:p><text:span text:style-name="T2">PWM</text:span></text:p>
          </draw:text-box>
        </draw:frame>
        <draw:line draw:style-name="gr16" draw:text-style-name="P4" draw:layer="layout" svg:x1="38.9cm" svg:y1="8.16cm" svg:x2="38.9cm" svg:y2="4.5cm">
          <text:p/>
        </draw:line>
        <draw:line draw:style-name="gr16" draw:text-style-name="P4" draw:layer="layout" svg:x1="38.1cm" svg:y1="8.22cm" svg:x2="38.1cm" svg:y2="5.32cm">
          <text:p/>
        </draw:line>
        <draw:frame draw:style-name="gr15" draw:text-style-name="P7" draw:layer="layout" svg:width="3cm" svg:height="0.962cm" svg:x="35.4cm" svg:y="3.338cm">
          <draw:text-box>
            <text:p><text:span text:style-name="T3">~220В</text:span></text:p>
          </draw:text-box>
        </draw:frame>
        <draw:frame draw:style-name="gr15" draw:text-style-name="P7" draw:layer="layout" svg:width="3cm" svg:height="0.962cm" svg:x="40.8cm" svg:y="3.3cm">
          <draw:text-box>
            <text:p><text:span text:style-name="T3">Грелка</text:span></text:p>
          </draw:text-box>
        </draw:frame>
        <draw:line draw:style-name="gr17" draw:text-style-name="P4" draw:layer="layout" svg:x1="38.1cm" svg:y1="5.3cm" svg:x2="35.6cm" svg:y2="5.3cm">
          <text:p/>
        </draw:line>
        <draw:line draw:style-name="gr17" draw:text-style-name="P4" draw:layer="layout" svg:x1="38.9cm" svg:y1="4.5cm" svg:x2="35.6cm" svg:y2="4.5cm">
          <text:p/>
        </draw:line>
        <draw:line draw:style-name="gr16" draw:text-style-name="P4" draw:layer="layout" svg:x1="39.97cm" svg:y1="8.12cm" svg:x2="39.97cm" svg:y2="4.46cm">
          <text:p/>
        </draw:line>
        <draw:line draw:style-name="gr16" draw:text-style-name="P4" draw:layer="layout" svg:x1="40.77cm" svg:y1="8.18cm" svg:x2="40.77cm" svg:y2="5.28cm">
          <text:p/>
        </draw:line>
        <draw:line draw:style-name="gr17" draw:text-style-name="P4" draw:layer="layout" svg:x1="39.9cm" svg:y1="7.9cm" svg:x2="38.9cm" svg:y2="7.9cm">
          <text:p/>
        </draw:line>
        <draw:line draw:style-name="gr17" draw:text-style-name="P4" draw:layer="layout" svg:x1="43.27cm" svg:y1="4.46cm" svg:x2="39.97cm" svg:y2="4.46cm">
          <text:p/>
        </draw:line>
        <draw:frame draw:style-name="gr18" draw:text-style-name="P6" draw:layer="layout" svg:width="10.6cm" svg:height="1.673cm" svg:x="15.5cm" svg:y="3.9cm">
          <draw:text-box>
            <text:p><text:span text:style-name="T2">Минус выхода нагрева стола</text:span></text:p>
            <text:p><text:span text:style-name="T2">платы управления принтером</text:span></text:p>
          </draw:text-box>
        </draw:frame>
        <draw:frame draw:style-name="gr15" draw:text-style-name="P7" draw:layer="layout" svg:width="4.2cm" svg:height="0.962cm" svg:x="32.1cm" svg:y="4cm">
          <draw:text-box>
            <text:p><text:span text:style-name="T3">нейтраль</text:span></text:p>
          </draw:text-box>
        </draw:frame>
        <draw:frame draw:style-name="gr15" draw:text-style-name="P7" draw:layer="layout" svg:width="2.2cm" svg:height="0.962cm" svg:x="33.5cm" svg:y="4.8cm">
          <draw:text-box>
            <text:p><text:span text:style-name="T3">фаза</text:span></text:p>
          </draw:text-box>
        </draw:frame>
        <draw:line draw:style-name="gr17" draw:text-style-name="P4" draw:layer="layout" svg:x1="43.3cm" svg:y1="5.3cm" svg:x2="40.8cm" svg:y2="5.3cm">
          <text:p/>
        </draw:line>
        <draw:frame draw:style-name="gr15" draw:text-style-name="P6" draw:layer="layout" svg:width="2cm" svg:height="0.962cm" svg:x="19.9cm" svg:y="19.1cm">
          <draw:text-box>
            <text:p><text:span text:style-name="T2">GND</text:span></text:p>
          </draw:text-box>
        </draw:frame>
        <draw:line draw:style-name="gr14" draw:text-style-name="P4" draw:layer="layout" svg:x1="12.8cm" svg:y1="5.7cm" svg:x2="29.2cm" svg:y2="5.7cm">
          <text:p/>
        </draw:line>
        <draw:line draw:style-name="gr19" draw:text-style-name="P4" draw:layer="layout" svg:x1="12.8cm" svg:y1="5.7cm" svg:x2="12.8cm" svg:y2="9.6cm">
          <text:p/>
        </draw:line>
        <draw:line draw:style-name="gr11" draw:text-style-name="P4" draw:layer="layout" svg:x1="30.1cm" svg:y1="12.1cm" svg:x2="31.691cm" svg:y2="12.1cm">
          <text:p/>
        </draw:line>
        <draw:line draw:style-name="gr7" draw:text-style-name="P4" draw:layer="layout" svg:x1="30.1cm" svg:y1="11cm" svg:x2="32.7cm" svg:y2="11cm">
          <text:p/>
        </draw:line>
        <draw:frame draw:style-name="gr2" draw:text-style-name="P3" draw:layer="layout" svg:width="13.948cm" svg:height="11.3cm" draw:transform="rotate (-1.5707963267949) translate (34.1cm 19.452cm)">
          <draw:image xlink:href="Pictures/10000201000002880000020D19FC76A6AFCE4D75.png" xlink:type="simple" xlink:show="embed" xlink:actuate="onLoad" draw:mime-type="image/png">
            <text:p/>
          </draw:image>
        </draw:frame>
        <draw:frame draw:style-name="gr15" draw:text-style-name="P7" draw:layer="layout" svg:width="4.2cm" svg:height="0.962cm" svg:x="43.4cm" svg:y="4cm">
          <draw:text-box>
            <text:p><text:span text:style-name="T3">нейтраль</text:span></text:p>
          </draw:text-box>
        </draw:frame>
        <draw:frame draw:style-name="gr15" draw:text-style-name="P7" draw:layer="layout" svg:width="2.2cm" svg:height="0.962cm" svg:x="43.4cm" svg:y="4.8cm">
          <draw:text-box>
            <text:p><text:span text:style-name="T3">фаза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7-27T14:26:57.819469462</meta:creation-date>
    <dc:date>2020-11-15T10:37:07.714943358</dc:date>
    <meta:editing-duration>PT2H29M12S</meta:editing-duration>
    <meta:editing-cycles>31</meta:editing-cycles>
    <meta:generator>LibreOffice/7.0.3.1$Linux_X86_64 LibreOffice_project/00$Build-1</meta:generator>
    <meta:document-statistic meta:object-count="47"/>
  </office:meta>
</office:document-meta>
</file>